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313cm"/>
    </style:style>
    <style:style style:name="Table1.B" style:family="table-column">
      <style:table-column-properties style:column-width="4.286cm"/>
    </style:style>
    <style:style style:name="Table1.C" style:family="table-column">
      <style:table-column-properties style:column-width="8.41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7dc2" officeooo:paragraph-rsid="000d7dc2"/>
    </style:style>
    <style:style style:name="P2" style:family="paragraph" style:parent-style-name="Text_20_body">
      <style:text-properties officeooo:rsid="002eb38f" officeooo:paragraph-rsid="002eb38f"/>
    </style:style>
    <style:style style:name="P3" style:family="paragraph" style:parent-style-name="Text_20_body">
      <style:text-properties officeooo:rsid="0032786f" officeooo:paragraph-rsid="0032786f"/>
    </style:style>
    <style:style style:name="P4" style:family="paragraph" style:parent-style-name="Text_20_body">
      <style:text-properties officeooo:rsid="0037c865" officeooo:paragraph-rsid="0037c865"/>
    </style:style>
    <style:style style:name="P5" style:family="paragraph" style:parent-style-name="Text_20_body">
      <style:text-properties officeooo:rsid="0038b5c4" officeooo:paragraph-rsid="0038b5c4"/>
    </style:style>
    <style:style style:name="P6" style:family="paragraph" style:parent-style-name="Text_20_body">
      <style:text-properties officeooo:rsid="003a3bb6" officeooo:paragraph-rsid="003a3bb6"/>
    </style:style>
    <style:style style:name="P7" style:family="paragraph" style:parent-style-name="Text_20_body">
      <style:text-properties officeooo:rsid="004c6b9a" officeooo:paragraph-rsid="004c6b9a"/>
    </style:style>
    <style:style style:name="P8" style:family="paragraph" style:parent-style-name="Text_20_body">
      <style:text-properties officeooo:rsid="004c974d" officeooo:paragraph-rsid="004c974d"/>
    </style:style>
    <style:style style:name="P9" style:family="paragraph" style:parent-style-name="Text_20_body">
      <style:text-properties officeooo:rsid="0050511e" officeooo:paragraph-rsid="0050511e"/>
    </style:style>
    <style:style style:name="P10" style:family="paragraph" style:parent-style-name="Standard">
      <style:text-properties officeooo:rsid="000d7dc2" officeooo:paragraph-rsid="000d7dc2"/>
    </style:style>
    <style:style style:name="P11" style:family="paragraph" style:parent-style-name="Table_20_Contents">
      <style:text-properties officeooo:rsid="003a3bb6" officeooo:paragraph-rsid="003a3bb6"/>
    </style:style>
    <style:style style:name="P12" style:family="paragraph" style:parent-style-name="Table_20_Contents">
      <style:text-properties officeooo:rsid="003bbec0" officeooo:paragraph-rsid="003bbec0"/>
    </style:style>
    <style:style style:name="P13" style:family="paragraph" style:parent-style-name="Table_20_Contents">
      <style:text-properties officeooo:rsid="003db492" officeooo:paragraph-rsid="003db492"/>
    </style:style>
    <style:style style:name="P14" style:family="paragraph" style:parent-style-name="Table_20_Contents">
      <style:text-properties officeooo:rsid="003e7085" officeooo:paragraph-rsid="003e7085"/>
    </style:style>
    <style:style style:name="P15" style:family="paragraph" style:parent-style-name="Table_20_Contents">
      <style:text-properties fo:font-weight="bold" officeooo:rsid="003a3bb6" officeooo:paragraph-rsid="003a3bb6" style:font-weight-asian="bold" style:font-weight-complex="bold"/>
    </style:style>
    <style:style style:name="P16" style:family="paragraph" style:parent-style-name="Table_20_Contents">
      <style:text-properties officeooo:rsid="003f6ba1" officeooo:paragraph-rsid="003f6ba1"/>
    </style:style>
    <style:style style:name="P17" style:family="paragraph" style:parent-style-name="Table_20_Contents">
      <style:text-properties officeooo:rsid="00412b8e" officeooo:paragraph-rsid="00412b8e"/>
    </style:style>
    <style:style style:name="P18" style:family="paragraph" style:parent-style-name="Table_20_Contents">
      <style:text-properties officeooo:rsid="004290d0" officeooo:paragraph-rsid="004290d0"/>
    </style:style>
    <style:style style:name="P19" style:family="paragraph" style:parent-style-name="Table_20_Contents">
      <style:text-properties officeooo:rsid="0043ed09" officeooo:paragraph-rsid="0043ed09"/>
    </style:style>
    <style:style style:name="P20" style:family="paragraph" style:parent-style-name="Table_20_Contents">
      <style:text-properties officeooo:rsid="00455a30" officeooo:paragraph-rsid="00455a30"/>
    </style:style>
    <style:style style:name="P21" style:family="paragraph" style:parent-style-name="Title">
      <style:text-properties officeooo:rsid="002eb38f" officeooo:paragraph-rsid="002eb38f"/>
    </style:style>
    <style:style style:name="P22" style:family="paragraph" style:parent-style-name="Text_20_body" style:list-style-name="L1">
      <style:text-properties officeooo:rsid="002eb38f" officeooo:paragraph-rsid="002eb38f"/>
    </style:style>
    <style:style style:name="P23" style:family="paragraph" style:parent-style-name="Text_20_body" style:list-style-name="L2">
      <style:text-properties officeooo:paragraph-rsid="000edd07"/>
    </style:style>
    <style:style style:name="P24" style:family="paragraph" style:parent-style-name="Text_20_body" style:list-style-name="L2">
      <style:text-properties officeooo:rsid="000d7dc2" officeooo:paragraph-rsid="000d7dc2"/>
    </style:style>
    <style:style style:name="P25" style:family="paragraph" style:parent-style-name="Text_20_body" style:list-style-name="L2">
      <style:text-properties officeooo:rsid="00497606" officeooo:paragraph-rsid="00497606"/>
    </style:style>
    <style:style style:name="P26" style:family="paragraph" style:parent-style-name="Text_20_body" style:list-style-name="L2">
      <style:text-properties officeooo:rsid="000e09f6" officeooo:paragraph-rsid="000e09f6"/>
    </style:style>
    <style:style style:name="P27" style:family="paragraph" style:parent-style-name="Text_20_body" style:list-style-name="L3">
      <style:text-properties officeooo:rsid="00124218" officeooo:paragraph-rsid="002b15dd"/>
    </style:style>
    <style:style style:name="P28" style:family="paragraph" style:parent-style-name="Text_20_body">
      <style:text-properties officeooo:rsid="00519169" officeooo:paragraph-rsid="00519169"/>
    </style:style>
    <style:style style:name="P29" style:family="paragraph" style:parent-style-name="Text_20_body" style:list-style-name="L3">
      <style:text-properties officeooo:rsid="0013b018" officeooo:paragraph-rsid="0013b018"/>
    </style:style>
    <style:style style:name="P30" style:family="paragraph" style:parent-style-name="Text_20_body" style:list-style-name="L3">
      <style:text-properties officeooo:rsid="004589f1" officeooo:paragraph-rsid="004589f1"/>
    </style:style>
    <style:style style:name="P31" style:family="paragraph" style:parent-style-name="Text_20_body" style:list-style-name="L3">
      <style:text-properties officeooo:rsid="005577b6" officeooo:paragraph-rsid="005577b6"/>
    </style:style>
    <style:style style:name="P32" style:family="paragraph" style:parent-style-name="Heading_20_1">
      <style:text-properties officeooo:rsid="0013b018" officeooo:paragraph-rsid="0013b018"/>
    </style:style>
    <style:style style:name="P33" style:family="paragraph" style:parent-style-name="Heading_20_1">
      <style:text-properties officeooo:rsid="0016a1a2" officeooo:paragraph-rsid="00306308"/>
    </style:style>
    <style:style style:name="P34" style:family="paragraph" style:parent-style-name="Table_20_Contents">
      <style:text-properties officeooo:rsid="003f6ba1" officeooo:paragraph-rsid="0052ab18"/>
    </style:style>
    <style:style style:name="P35" style:family="paragraph" style:parent-style-name="Table_20_Contents">
      <style:text-properties officeooo:rsid="00566046" officeooo:paragraph-rsid="00566046"/>
    </style:style>
    <style:style style:name="T1" style:family="text">
      <style:text-properties officeooo:rsid="000d7dc2"/>
    </style:style>
    <style:style style:name="T2" style:family="text">
      <style:text-properties officeooo:rsid="000f0e62"/>
    </style:style>
    <style:style style:name="T3" style:family="text">
      <style:text-properties officeooo:rsid="00107c9c"/>
    </style:style>
    <style:style style:name="T4" style:family="text">
      <style:text-properties officeooo:rsid="0014bb5c"/>
    </style:style>
    <style:style style:name="T5" style:family="text">
      <style:text-properties officeooo:rsid="0017b408"/>
    </style:style>
    <style:style style:name="T6" style:family="text">
      <style:text-properties officeooo:rsid="001a1afc"/>
    </style:style>
    <style:style style:name="T7" style:family="text">
      <style:text-properties officeooo:rsid="00227cff"/>
    </style:style>
    <style:style style:name="T8" style:family="text">
      <style:text-properties officeooo:rsid="002b15dd"/>
    </style:style>
    <style:style style:name="T9" style:family="text">
      <style:text-properties officeooo:rsid="002d7669"/>
    </style:style>
    <style:style style:name="T10" style:family="text">
      <style:text-properties officeooo:rsid="00306308"/>
    </style:style>
    <style:style style:name="T11" style:family="text">
      <style:text-properties officeooo:rsid="00309ced"/>
    </style:style>
    <style:style style:name="T12" style:family="text">
      <style:text-properties officeooo:rsid="003467cd"/>
    </style:style>
    <style:style style:name="T13" style:family="text">
      <style:text-properties officeooo:rsid="003533f8"/>
    </style:style>
    <style:style style:name="T14" style:family="text">
      <style:text-properties officeooo:rsid="003591ac"/>
    </style:style>
    <style:style style:name="T15" style:family="text">
      <style:text-properties officeooo:rsid="00368115"/>
    </style:style>
    <style:style style:name="T16" style:family="text">
      <style:text-properties officeooo:rsid="0040be90"/>
    </style:style>
    <style:style style:name="T17" style:family="text">
      <style:text-properties officeooo:rsid="004589f1"/>
    </style:style>
    <style:style style:name="T18" style:family="text">
      <style:text-properties officeooo:rsid="0047855c"/>
    </style:style>
    <style:style style:name="T19" style:family="text">
      <style:text-properties officeooo:rsid="0048a4e4"/>
    </style:style>
    <style:style style:name="T20" style:family="text">
      <style:text-properties officeooo:rsid="00497606"/>
    </style:style>
    <style:style style:name="T21" style:family="text">
      <style:text-properties officeooo:rsid="004da904"/>
    </style:style>
    <style:style style:name="T22" style:family="text">
      <style:text-properties officeooo:rsid="004e7b48"/>
    </style:style>
    <style:style style:name="T23" style:family="text">
      <style:text-properties officeooo:rsid="004f4c6c"/>
    </style:style>
    <style:style style:name="T24" style:family="text">
      <style:text-properties officeooo:rsid="004f4e3f"/>
    </style:style>
    <style:style style:name="T25" style:family="text">
      <style:text-properties officeooo:rsid="0050879c"/>
    </style:style>
    <style:style style:name="T26" style:family="text">
      <style:text-properties officeooo:rsid="0052ab18"/>
    </style:style>
    <style:style style:name="T27" style:family="text">
      <style:text-properties officeooo:rsid="0052e85e"/>
    </style:style>
    <style:style style:name="T28" style:family="text">
      <style:text-properties officeooo:rsid="005438c9"/>
    </style:style>
    <style:style style:name="T29" style:family="text">
      <style:text-properties officeooo:rsid="005577b6"/>
    </style:style>
    <style:style style:name="T30" style:family="text">
      <style:text-properties officeooo:rsid="0055e9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otes on dc42 fork of RepRapFirmware</text:p>
      <text:p text:style-name="P10"/>
      <text:h text:style-name="Heading_20_1" text:outline-level="1">Introduction</text:h>
      <text:p text:style-name="Text_20_body">This is documentation for using my fork of RepRapFirmware, which is 3D printer firmware for the Duet printer electronics board.</text:p>
      <text:p text:style-name="P2">The major enhancements in my fork compared to the RepRapPro original at the time of writing this are:</text:p>
      <text:list xml:id="list4915483956497973212" text:style-name="L1">
        <text:list-item>
          <text:p text:style-name="P22">Completely rewritten move algorithm, with generation of step pulses at the correct intervals (not Bresenham approximation) <text:span text:style-name="T11">during all phases of movement</text:span>. Some users report that this produces higher quality prints and a quieter sound. <text:span text:style-name="T10">It also avoids the need for minimum speeds.</text:span></text:p>
        </text:list-item>
        <text:list-item>
          <text:p text:style-name="P22">Support for delta printers, with segmentation-free delta movement generation, and fast 7-factor auto-calibration.</text:p>
        </text:list-item>
        <text:list-item>
          <text:p text:style-name="P22">Support for CoreXY, CoreXZ and CoreYZ printers.</text:p>
        </text:list-item>
      </text:list>
      <text:p text:style-name="P2">There ar<text:span text:style-name="T11">e</text:span> also a <text:span text:style-name="T11">l</text:span>ot of other less dramatic improvements and bug fixes. See document “Changes in dc42 fork.txt” for the full list.</text:p>
      <text:h text:style-name="Heading_20_1" text:outline-level="1"><text:span text:style-name="T10">M</text:span>igrating to my fork from the official Rep<text:span text:style-name="T21">R</text:span>apFirmware</text:h>
      <text:h text:style-name="Heading_20_2" text:outline-level="2">General</text:h>
      <text:p text:style-name="P3">When migrating to my fork from official RRP firmware with the same major version number, you can if you wish continue using the same files in the /sys folder instead of migrating to mine. However if you have an Ormerod 1 then you will need to modify config.g to tell the firmware that the Z endstop is at the high end, as described in the next section.</text:p>
      <text:h text:style-name="Heading_20_2" text:outline-level="2">Configuring the endstops</text:h>
      <text:p text:style-name="P4">The official RepRapFirmware does not distinguish between high and low endstops. My fork does. By default, endstop microswitches are assumed to be at the low end of the corresponding axes. If you have an endstop at the high end of an axis, or the endstop switched produce active-low outputs instead of active-high, then you need to add a command in config.g to specify this. Here is the command needed for the Ormerod 1, which has an endstop switch at the high end of the Y axis:</text:p>
      <text:p text:style-name="P5">M574 X0 Y2 Z0 S1<text:tab/>; set endstop configuration (Y endstop only, at high end, active high)</text:p>
      <text:p text:style-name="P5">The X0 and Z0 parameters specify that there are no endstop switches on the X and Z axes. The Y2 parameter specifies an endstop switch at the upper end of the Y axis (Y1 would specify an endstop <text:soft-page-break/>switch at the lower end). S1 specifies ac<text:span text:style-name="T21">t</text:span>ive high endstop switches (S0 would specify active low).</text:p>
      <text:h text:style-name="Heading_20_2" text:outline-level="2">Homing files</text:h>
      <text:p text:style-name="P6">The official RepRapPro firmware relies on having G92 commands in the homi<text:span text:style-name="T21">n</text:span>g files after every homing move (a homing move is a G1 command with the S1 parameter included). You can use this technique with my fork, but it is not required. When a homing move completes by triggering an endstop, the head position is set to the axis minimum (for a high end switch) or the axis min<text:span text:style-name="T21">i</text:span>mum (for a low end switch). So if you set up the correct axi<text:span text:style-name="T21">s</text:span> maxima and minima, you do not need to use G92 commands after homing moves. The axis maxima are set using the M208 command, and the axis mi<text:span text:style-name="T21">n</text:span>ima are set using M208 with the S1 parameter.</text:p>
      <text:p text:style-name="P6">On a Cartesian (not CoreXY) printer, my fork supports simultaneous homing of the X and Y axes.</text:p>
      <text:h text:style-name="Heading_20_2" text:outline-level="2">Additional GCodes and parameters supported by my fork <text:span text:style-name="T24">(compared to RepRapPro version 1.09)</text:span></text:h>
      <table:table table:name="Table1" table:style-name="Table1">
        <table:table-column table:style-name="Table1.A"/>
        <table:table-column table:style-name="Table1.B"/>
        <table:table-column table:style-name="Table1.C"/>
        <table:table-row>
          <table:table-cell table:style-name="Table1.A1" office:value-type="string">
            <text:p text:style-name="P15">Gcode </text:p>
          </table:table-cell>
          <table:table-cell table:style-name="Table1.A1" office:value-type="string">
            <text:p text:style-name="P15">Extra parameters</text:p>
          </table:table-cell>
          <table:table-cell table:style-name="Table1.C1" office:value-type="string">
            <text:p text:style-name="P15">Purpose</text:p>
          </table:table-cell>
        </table:table-row>
        <table:table-row>
          <table:table-cell table:style-name="Table1.A2" office:value-type="string">
            <text:p text:style-name="P13">G0, G1</text:p>
          </table:table-cell>
          <table:table-cell table:style-name="Table1.A2" office:value-type="string">
            <text:p text:style-name="P13">S2</text:p>
          </table:table-cell>
          <table:table-cell table:style-name="Table1.C2" office:value-type="string">
            <text:p text:style-name="P13">On a delta or CoreXY printer, <text:span text:style-name="T25">S2 </text:span>specifies that the individual motors <text:span text:style-name="T25">(instead of the print head)</text:span> should move according to the X, Y and Z parameters. Only valid for relative moves (see G91).</text:p>
          </table:table-cell>
        </table:table-row>
        <table:table-row>
          <table:table-cell table:style-name="Table1.A2" office:value-type="string">
            <text:p text:style-name="P12">G30</text:p>
          </table:table-cell>
          <table:table-cell table:style-name="Table1.A2" office:value-type="string">
            <text:p text:style-name="P12">S</text:p>
          </table:table-cell>
          <table:table-cell table:style-name="Table1.C2" office:value-type="string">
            <text:p text:style-name="P12">At the end of a probe sequence, specifies how many <text:span text:style-name="T16">factors to adjust</text:span> for bed compensation <text:span text:style-name="T25">(on a Cartesian or CoreXY printer)</text:span> or delta calibration <text:span text:style-name="T25">(on a delta printer)</text:span>. Default is 0 which has the special meaning “<text:span text:style-name="T25">the number of points probed</text:span>”. <text:span text:style-name="T16">When doing delta calibration, this value must be 3, 4, 6 or 7. A negative value means don't perform any bed compensation or delta calibration, just print the height errors at the points probed.</text:span></text:p>
          </table:table-cell>
        </table:table-row>
        <table:table-row>
          <table:table-cell table:style-name="Table1.A2" office:value-type="string">
            <text:p text:style-name="P11">G31</text:p>
          </table:table-cell>
          <table:table-cell table:style-name="Table1.A2" office:value-type="string">
            <text:p text:style-name="P11">X, Y</text:p>
          </table:table-cell>
          <table:table-cell table:style-name="Table1.C2" office:value-type="string">
            <text:p text:style-name="P11">Define Z probe X and Y offsets from head reference point. <text:span text:style-name="T25">Should be left at zero on a delta printer, because when doing delta calibration it is the head position that matters, not the probe position.</text:span></text:p>
          </table:table-cell>
        </table:table-row>
        <table:table-row>
          <table:table-cell table:style-name="Table1.A2" office:value-type="string">
            <text:p text:style-name="P13">M20</text:p>
          </table:table-cell>
          <table:table-cell table:style-name="Table1.A2" office:value-type="string">
            <text:p text:style-name="P13">S2</text:p>
          </table:table-cell>
          <table:table-cell table:style-name="Table1.C2" office:value-type="string">
            <text:p text:style-name="P13"><text:span text:style-name="T25">S2 s</text:span>pecifie<text:span text:style-name="T25">s</text:span> that output shall be in JSON format (for PanelDue)</text:p>
          </table:table-cell>
        </table:table-row>
        <table:table-row>
          <table:table-cell table:style-name="Table1.A2" office:value-type="string">
            <text:p text:style-name="P13">M36</text:p>
          </table:table-cell>
          <table:table-cell table:style-name="Table1.A2" office:value-type="string">
            <text:p text:style-name="Table_20_Contents"/>
          </table:table-cell>
          <table:table-cell table:style-name="Table1.C2" office:value-type="string">
            <text:p text:style-name="P13">Return file information in JSON format (for PanelDue)</text:p>
          </table:table-cell>
        </table:table-row>
        <table:table-row>
          <table:table-cell table:style-name="Table1.A2" office:value-type="string">
            <text:p text:style-name="P13">M37</text:p>
          </table:table-cell>
          <table:table-cell table:style-name="Table1.A2" office:value-type="string">
            <text:p text:style-name="Table_20_Contents"/>
          </table:table-cell>
          <table:table-cell table:style-name="Table1.C2" office:value-type="string">
            <text:p text:style-name="P13">M37 S1 enters simulation mode. Subsequent G and M codes will not be acted upon, but the time they would take to execute will be calculated. M37 S0 leaves simulation mode. M37 with no S parameter returns the time taken by the simulation.</text:p>
          </table:table-cell>
        </table:table-row>
        <text:soft-page-break/>
        <table:table-row>
          <table:table-cell table:style-name="Table1.A2" office:value-type="string">
            <text:p text:style-name="P14">M117</text:p>
          </table:table-cell>
          <table:table-cell table:style-name="Table1.A2" office:value-type="string">
            <text:p text:style-name="Table_20_Contents"/>
          </table:table-cell>
          <table:table-cell table:style-name="Table1.C2" office:value-type="string">
            <text:p text:style-name="P14">Display message on PanelDue and/or web interface</text:p>
          </table:table-cell>
        </table:table-row>
        <table:table-row>
          <table:table-cell table:style-name="Table1.A2" office:value-type="string">
            <text:p text:style-name="P14">M208</text:p>
          </table:table-cell>
          <table:table-cell table:style-name="Table1.A2" office:value-type="string">
            <text:p text:style-name="P14">S1</text:p>
          </table:table-cell>
          <table:table-cell table:style-name="Table1.C2" office:value-type="string">
            <text:p text:style-name="P14">Set axis minima</text:p>
          </table:table-cell>
        </table:table-row>
        <table:table-row>
          <table:table-cell table:style-name="Table1.A2" office:value-type="string">
            <text:p text:style-name="P14">M220</text:p>
          </table:table-cell>
          <table:table-cell table:style-name="Table1.A2" office:value-type="string">
            <text:p text:style-name="Table_20_Contents"/>
          </table:table-cell>
          <table:table-cell table:style-name="Table1.C2" office:value-type="string">
            <text:p text:style-name="P14">Set speed factor override percentage</text:p>
          </table:table-cell>
        </table:table-row>
        <table:table-row>
          <table:table-cell table:style-name="Table1.A2" office:value-type="string">
            <text:p text:style-name="P14">M221</text:p>
          </table:table-cell>
          <table:table-cell table:style-name="Table1.A2" office:value-type="string">
            <text:p text:style-name="Table_20_Contents"/>
          </table:table-cell>
          <table:table-cell table:style-name="Table1.C2" office:value-type="string">
            <text:p text:style-name="P14">Set extrusion factor overrid<text:span text:style-name="T19">e</text:span> percentage</text:p>
          </table:table-cell>
        </table:table-row>
        <table:table-row>
          <table:table-cell table:style-name="Table1.A2" office:value-type="string">
            <text:p text:style-name="P14">M300</text:p>
          </table:table-cell>
          <table:table-cell table:style-name="Table1.A2" office:value-type="string">
            <text:p text:style-name="Table_20_Contents"/>
          </table:table-cell>
          <table:table-cell table:style-name="Table1.C2" office:value-type="string">
            <text:p text:style-name="P14">Play beep sound (for PanelDue)</text:p>
          </table:table-cell>
        </table:table-row>
        <table:table-row>
          <table:table-cell table:style-name="Table1.A2" office:value-type="string">
            <text:p text:style-name="P14">M301, M304</text:p>
          </table:table-cell>
          <table:table-cell table:style-name="Table1.A2" office:value-type="string">
            <text:p text:style-name="P14">S, T</text:p>
          </table:table-cell>
          <table:table-cell table:style-name="Table1.C2" office:value-type="string">
            <text:p text:style-name="P14">The S parameter sets the <text:span text:style-name="T26">heater </text:span>output multipl<text:span text:style-name="T22">i</text:span>cation factor. This is useful for adapting to different heaters powers or supply voltages without having to adjust all of the P, I, D parameters. The T parameter is used to pre-set the I term when switching from full-on to PID, for faster response.</text:p>
          </table:table-cell>
        </table:table-row>
        <table:table-row>
          <table:table-cell table:style-name="Table1.A2" office:value-type="string">
            <text:p text:style-name="P16">M305</text:p>
          </table:table-cell>
          <table:table-cell table:style-name="Table1.A2" office:value-type="string">
            <text:p text:style-name="P16">H, L, X</text:p>
          </table:table-cell>
          <table:table-cell table:style-name="Table1.C2" office:value-type="string">
            <text:p text:style-name="P34">H = ADC high end offset, for correcting ADC errors at low temperatures. L = ADC low end offset, for correcting ADC errors at high temperatures. <text:span text:style-name="T26">In theory, all thermistor channels should need the same H and L parameters.</text:span> X = thermistor channel to use for this heater, default is same as heater number.</text:p>
          </table:table-cell>
        </table:table-row>
        <table:table-row>
          <table:table-cell table:style-name="Table1.A2" office:value-type="string">
            <text:p text:style-name="P17">M558</text:p>
          </table:table-cell>
          <table:table-cell table:style-name="Table1.A2" office:value-type="string">
            <text:p text:style-name="P17">R, H, <text:span text:style-name="T18">S3, S4</text:span></text:p>
          </table:table-cell>
          <table:table-cell table:style-name="Table1.C2" office:value-type="string">
            <text:p text:style-name="P17">R = Z probe modulation channel (use channel 0 for Duet 0.6, channel 1 for Duet 0.7). H = Z-pro<text:span text:style-name="T17">b</text:span>e dive height, default <text:span text:style-name="T25">3</text:span>mm <text:span text:style-name="T27">more than the Z probe trigger height</text:span>. <text:span text:style-name="T17">S3 specifies an alternative smart Z probe (modulation pin is driven low). S4 specifies a switch connected to the E0 endstop pins.</text:span></text:p>
          </table:table-cell>
        </table:table-row>
        <table:table-row>
          <table:table-cell table:style-name="Table1.A2" office:value-type="string">
            <text:p text:style-name="P18">M563</text:p>
          </table:table-cell>
          <table:table-cell table:style-name="Table1.A2" office:value-type="string">
            <text:p text:style-name="P18">S</text:p>
          </table:table-cell>
          <table:table-cell table:style-name="Table1.C2" office:value-type="string">
            <text:p text:style-name="P18">Specifies a value to add to every tool number in any future <text:span text:style-name="T21">GC</text:span>ode received from this input source. Purpose was to map tools 0 and 1 in <text:span text:style-name="T21">GC</text:span>ode files generated by slic3r to tools 1 and 2. <text:span text:style-name="T28">No longer needed, now that the standard tool numbering for RepRapFirmware starts at zero.</text:span></text:p>
          </table:table-cell>
        </table:table-row>
        <table:table-row>
          <table:table-cell table:style-name="Table1.A2" office:value-type="string">
            <text:p text:style-name="P18">M572</text:p>
          </table:table-cell>
          <table:table-cell table:style-name="Table1.A2" office:value-type="string">
            <text:p text:style-name="Table_20_Contents"/>
          </table:table-cell>
          <table:table-cell table:style-name="Table1.C2" office:value-type="string">
            <text:p text:style-name="P18">Set extruder elasticity compensation</text:p>
          </table:table-cell>
        </table:table-row>
        <table:table-row>
          <table:table-cell table:style-name="Table1.A2" office:value-type="string">
            <text:p text:style-name="P18">M574</text:p>
          </table:table-cell>
          <table:table-cell table:style-name="Table1.A2" office:value-type="string">
            <text:p text:style-name="Table_20_Contents"/>
          </table:table-cell>
          <table:table-cell table:style-name="Table1.C2" office:value-type="string">
            <text:p text:style-name="P18">Set endstop conf<text:span text:style-name="T21">i</text:span>guration</text:p>
          </table:table-cell>
        </table:table-row>
        <table:table-row>
          <table:table-cell table:style-name="Table1.A2" office:value-type="string">
            <text:p text:style-name="P19">M575</text:p>
          </table:table-cell>
          <table:table-cell table:style-name="Table1.A2" office:value-type="string">
            <text:p text:style-name="Table_20_Contents"/>
          </table:table-cell>
          <table:table-cell table:style-name="Table1.C2" office:value-type="string">
            <text:p text:style-name="P19">Set serial comm<text:span text:style-name="T21">unication</text:span>s parameters</text:p>
          </table:table-cell>
        </table:table-row>
        <table:table-row>
          <table:table-cell table:style-name="Table1.A2" office:value-type="string">
            <text:p text:style-name="P19">M665</text:p>
          </table:table-cell>
          <table:table-cell table:style-name="Table1.A2" office:value-type="string">
            <text:p text:style-name="Table_20_Contents"/>
          </table:table-cell>
          <table:table-cell table:style-name="Table1.C2" office:value-type="string">
            <text:p text:style-name="P19">Set delta configuration</text:p>
          </table:table-cell>
        </table:table-row>
        <table:table-row>
          <table:table-cell table:style-name="Table1.A2" office:value-type="string">
            <text:p text:style-name="P19">M666</text:p>
          </table:table-cell>
          <table:table-cell table:style-name="Table1.A2" office:value-type="string">
            <text:p text:style-name="Table_20_Contents"/>
          </table:table-cell>
          <table:table-cell table:style-name="Table1.C2" office:value-type="string">
            <text:p text:style-name="P19">Set delta endstop adjustment</text:p>
          </table:table-cell>
        </table:table-row>
        <table:table-row>
          <table:table-cell table:style-name="Table1.A2" office:value-type="string">
            <text:p text:style-name="P19">M667</text:p>
          </table:table-cell>
          <table:table-cell table:style-name="Table1.A2" office:value-type="string">
            <text:p text:style-name="Table_20_Contents"/>
          </table:table-cell>
          <table:table-cell table:style-name="Table1.C2" office:value-type="string">
            <text:p text:style-name="P19">Set CoreXY/CoreXZ/CoreYZ mode</text:p>
          </table:table-cell>
        </table:table-row>
        <table:table-row>
          <table:table-cell table:style-name="Table1.A2" office:value-type="string">
            <text:p text:style-name="P20">M906</text:p>
          </table:table-cell>
          <table:table-cell table:style-name="Table1.A2" office:value-type="string">
            <text:p text:style-name="P20">I</text:p>
          </table:table-cell>
          <table:table-cell table:style-name="Table1.C2" office:value-type="string">
            <text:p text:style-name="P20">Set percentage of <text:span text:style-name="T28">normal motor </text:span>current to use when idle, <text:span text:style-name="T28">default 30</text:span></text:p>
          </table:table-cell>
        </table:table-row>
        <table:table-row>
          <table:table-cell table:style-name="Table1.A2" office:value-type="string">
            <text:p text:style-name="P35">M999</text:p>
          </table:table-cell>
          <table:table-cell table:style-name="Table1.A2" office:value-type="string">
            <text:p text:style-name="P35">S4321</text:p>
          </table:table-cell>
          <table:table-cell table:style-name="Table1.C2" office:value-type="string">
            <text:p text:style-name="P35">M999 normally causes a software reset. If the S4321 parameter is present, then the processor goes into bootloader mode after resetting, ready for uploading new firmware.</text:p>
          </table:table-cell>
        </table:table-row>
      </table:table>
      <text:p text:style-name="Text_20_body"><text:soft-page-break/></text:p>
      <text:h text:style-name="P32" text:outline-level="1"><text:span text:style-name="T10">Migrating to RepRapFirmware</text:span> from Marlin firmware</text:h>
      <text:p text:style-name="P1">RepRapFirmware differs from the popular Marlin firmware in some important respects:</text:p>
      <text:list xml:id="list8945010613254420987" text:style-name="L2">
        <text:list-item>
          <text:p text:style-name="P24">All important firmware parameters can be configured using G<text:span text:style-name="T21">C</text:span>odes. You do not have to rebuild the firmware from sources in order to make the usual configuration changes. <text:span text:style-name="T20">You need only download and flash the binary, unless you want to make changes to the firmware.</text:span></text:p>
        </text:list-item>
        <text:list-item>
          <text:p text:style-name="P25">A single build is used for Cartesian, Delta and CoreXY printers.</text:p>
        </text:list-item>
        <text:list-item>
          <text:p text:style-name="P23"><text:span text:style-name="T1">Although RepRapFirmware still uses some parts of the Arduino Due core, it is neither built nor programmed using the Arduino IDE. To upload firmware, you use the bossac program and associated USB driver. You must use the version installed with versions of the Arduino IDE that support the Arduino Due, because the official build from Shumatech does not yet support the ATSAM3X8E processor. Instructions for using bossac to upload firmware to the Duet can be found at </text:span><text:a xlink:type="simple" xlink:href="https://reprappro.com/documentation/commissioning-introduction/commissioning-duet/" text:style-name="Internet_20_link" text:visited-style-name="Visited_20_Internet_20_Link"><text:span text:style-name="T1">https://reprappro.com/documentation/commissioning-introduction/commissioning-duet/</text:span></text:a><text:span text:style-name="T1">.</text:span></text:p>
        </text:list-item>
        <text:list-item>
          <text:p text:style-name="P24">A number of firmware functions are programmed using macro files read from the /<text:span text:style-name="T13">sys folder on the</text:span> SD card. In particular, at start up the <text:span text:style-name="T21">GC</text:span>odes in file <text:span text:style-name="T12">config</text:span>.g is executed, or (if that file is not found), the commands in <text:span text:style-name="T12">default</text:span>.g. Homing of axes for a Cartesian printer causes one or more of files homex.g, homey.g, <text:span text:style-name="T12">homez.g</text:span> and homeall.g to be executed. When the firmware is configured for a delta printer, file homedelta.g is executed. So you can change the startup configuration and homing behaviour by editing these files. <text:span text:style-name="T13">Similarly, G32 bed probing behaviour is controlled by the bed.g file. When you pause a print, file pause.g is executed, and file resume.g is run if you resume the print.</text:span></text:p>
        </text:list-item>
        <text:list-item>
          <text:p text:style-name="P26">RepRapFirmware can be controlled by three different interfaces. You can connect it to a PC using the native USB interface, and use a PC program such as Pronterface to control the printer. You can connect the printer's Ethernet port to your local network and use Chrome or FireFox browser to control the printer. <text:span text:style-name="T14">And</text:span> you can connect <text:span text:style-name="T3">a PanelDue</text:span> <text:span text:style-name="T3">touch-screen</text:span> control panel <text:span text:style-name="T2">to the serial port on the expansion connector.</text:span></text:p>
        </text:list-item>
      </text:list>
      <text:h text:style-name="Heading_20_1" text:outline-level="1">Configuring RepRapFirmware for a delta printer</text:h>
      <text:p text:style-name="P28">I provide sample config.g, homedelta.g and bed.g files for the Mini Kossel. You can start from those and adjust the parameters to suit the size of your build. The following is a summary of the most important elements for a delta printer.</text:p>
      <text:list xml:id="list8546517390892070010" text:style-name="L3">
        <text:list-item>
          <text:p text:style-name="P27">To tell RepRapFirmware that your printer is a delta and to define its parameters, put command M665 L### R### <text:span text:style-name="T8">H### B### </text:span>in your config.g file, where ### represents a number. The L parameter is the diagonal rod length. <text:span text:style-name="T8">T</text:span>he R parameter is the delta radius (the radius of the circle formed by the <text:span text:style-name="T8">mid points between the</text:span> top ends of <text:span text:style-name="T8">each pair of</text:span> diagonal rods, <text:span text:style-name="T8">minus the radius of the circle formed by </text:span>he <text:span text:style-name="T8">mid points between the</text:span> <text:span text:style-name="T8">bottom</text:span> ends of <text:span text:style-name="T8">each pair of</text:span> diagonal rods). <text:span text:style-name="T8">The H parameter is the height of the nozzle above the bed when </text:span><text:soft-page-break/><text:span text:style-name="T8">the printer is homed. The B parameter is the printable radius of the bed.</text:span> <text:span text:style-name="T8">All these</text:span> values may include decimal portions.</text:p>
        </text:list-item>
        <text:list-item>
          <text:p text:style-name="P29">You need to set up the homing commands in file sys/homedelta.g on the SD card. <text:span text:style-name="T12">W</text:span>hen configured for a delta printer, RepRapFirmware will always home all three towers when any G28 command is processed, <text:span text:style-name="T7">ignoring</text:span> any X, Y or Z parameters. Typical contents of homedelta.g would be:<text:line-break/><text:line-break/>G91 <text:s text:c="2"/>; use relative positioning<text:line-break/>G1 <text:span text:style-name="T6">S1 </text:span>X250 Y250 Z250 F5000 <text:s/>; move all carriages up <text:span text:style-name="T15">at most</text:span> 250mm, stopping at the endstops<text:line-break/>G1 <text:span text:style-name="T6">S2 </text:span>X-5 <text:span text:style-name="T5">Y-5 Z-5</text:span> F1000 <text:s text:c="2"/>; move <text:span text:style-name="T5">all</text:span> tower<text:span text:style-name="T5">s</text:span> down 5mm<text:line-break/>G1 <text:span text:style-name="T6">S1 </text:span>X8 <text:span text:style-name="T5">Y8 Z8</text:span> F<text:span text:style-name="T9">5</text:span>00 <text:s/>; move tower<text:span text:style-name="T5">s</text:span> <text:span text:style-name="T25">slowly </text:span>up 8mm, stopping at the endstop<text:span text:style-name="T5">s</text:span><text:line-break/><text:span text:style-name="T4">G90 <text:s/>; back to absolute positioning<text:line-break/><text:line-break/>Adjust the “250” numbers in the first line to be somewhat greater than your maximum print height, to ensure that the carriages reach the endstops. During initial testing, you may wish to reduce the homing speed value “5000” in the second line to a lower value, to give yourself more time to press the reset or power button if something goes wrong.<text:line-break/><text:line-break/>The above works because when the S1 or S2 parameter is used in a G0 or G1 command, the X, Y and Z values in the command are used as values for the individual motors instead of the actual head coordinates. In the case of S1, the endstops are activated too.</text:span></text:p>
        </text:list-item>
        <text:list-item>
          <text:p text:style-name="P31">You need to use the M574 command to specify that each of the X, Y and Z towers has an endstop switch at the high end., e.g. M574 X2 Y2 Z2 S1.</text:p>
        </text:list-item>
        <text:list-item>
          <text:p text:style-name="P31">You can test the X, Y and Z tower motors individually using sequences like this:<text:line-break/><text:line-break/>G91 <text:s text:c="2"/>; relative movement<text:line-break/>G1 X-10 S2 <text:s/>; move the X motor down 10mm</text:p>
        </text:list-item>
        <text:list-item>
          <text:p text:style-name="P30">To perform automatic delta calibration, set up a bed probe sequence in the bed.g file. See the one I provide for the Mini Kossel for an example. <text:span text:style-name="T29">The S parameter in the last G30 command defines how many factors you want to adjust. You can do 3 factor calibration (endstop adjustments only), 4 factor (endstops and delta radius), 6 factor (endstops and tower positions), or 7-factor (endstops, tower positions, and diagonal rod length).</text:span></text:p>
        </text:list-item>
      </text:list>
      <text:h text:style-name="P33" text:outline-level="1">Configuring RepRapFirmware for a <text:span text:style-name="T10">CoreXY</text:span> printer</text:h>
      <text:p text:style-name="P7">To switch the printer into CoreXY mode, send command M667 S1. If any motors move the wrong way, you can either turn power off and reverse the connectors, or use the M569 command to alter the directions.</text:p>
      <text:p text:style-name="P9">You can find sample config.g and homing files in folder SD-image/sys-CoreXY. <text:span text:style-name="T30">Simultaneous X and Y homing of CoreXY printers is not yet suipported.</text:span></text:p>
      <text:p text:style-name="P7"><text:soft-page-break/></text:p>
      <text:p text:style-name="P8">Last updated 2015-0<text:span text:style-name="T25">6</text:span>-<text:span text:style-name="T23">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5:13:49.276000000</meta:creation-date>
    <dc:date>2015-06-10T23:37:53.224000000</dc:date>
    <meta:editing-duration>P9DT15M13S</meta:editing-duration>
    <meta:editing-cycles>72</meta:editing-cycles>
    <meta:generator>LibreOffice/4.3.2.2$Windows_x86 LibreOffice_project/edfb5295ba211bd31ad47d0bad0118690f76407d</meta:generator>
    <meta:document-statistic meta:table-count="1" meta:image-count="0" meta:object-count="0" meta:page-count="6" meta:paragraph-count="97" meta:word-count="2004" meta:character-count="11413" meta:non-whitespace-character-count="9504"/>
  </office:meta>
</office:document-meta>
</file>